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F" svg:font-family="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automatic-styles/>
  <office:body>
    <office:text>
      <text:tracked-changes>
        <text:changed-region xml:id="ct390751760" text:id="ct390751760">
          <text:format-change loext:style-name="Strong Emphasis">
            <office:change-info>
              <dc:creator>Miklos Vajna</dc:creator>
              <dc:date>2025-08-15T14:28:0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rst paragraph, <text:span text:style-name="Strong_20_Emphasis">strong</text:span></text:p>
      <text:p text:style-name="Standard">Second paragraph, <text:span text:style-name="Quote_20_Char">quote</text:span></text:p>
      <text:p text:style-name="Standard">Test – originally strong, then quote: <text:change-start text:change-id="ct390751760"/><text:span text:style-name="Quote_20_Char">test</text:span><text:change-end text:change-id="ct39075176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F" svg:font-family="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klos Vajna</meta:initial-creator>
    <dc:creator>Miklos Vajna</dc:creator>
    <meta:editing-cycles>1</meta:editing-cycles>
    <meta:creation-date>2025-08-15T12:26:00</meta:creation-date>
    <dc:date>2025-08-15T12:28:00</dc:date>
    <meta:editing-duration>PT2M</meta:editing-duration>
    <meta:generator>Collabora_OfficeDev/25.04.5.0$Linux_X86_64 LibreOffice_project/7d5021f945c27423d8923b24417d4d2d45ed61b6</meta:generator>
    <meta:document-statistic meta:table-count="0" meta:image-count="0" meta:object-count="0" meta:page-count="1" meta:paragraph-count="3" meta:word-count="12" meta:character-count="88" meta:non-whitespace-character-count="78"/>
    <meta:user-defined meta:name="AppVersion">16.0000</meta:user-defined>
    <meta:template xlink:type="simple" xlink:actuate="onRequest" xlink:title="Normal" xlink:href=""/>
  </office:meta>
</office:document-meta>
</file>